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6" style:parent-style-name="Standardnípísmoodstavce" style:family="text">
      <style:text-properties fo:font-weight="bold" style:font-weight-asian="bold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/>
    </style:style>
    <style:style style:name="T19" style:parent-style-name="Standardnípísmoodstavce" style:family="text">
      <style:text-properties fo:font-weight="bold" style:font-weight-asian="bold"/>
    </style:style>
    <style:style style:name="T20" style:parent-style-name="Standardnípísmoodstavce" style:family="text">
      <style:text-properties style:font-size-complex="11.5pt"/>
    </style:style>
    <style:style style:name="T21" style:parent-style-name="Značkapozn.podčarou" style:family="text">
      <style:text-properties fo:font-weight="normal" style:font-weight-asian="normal" style:font-size-complex="11.5pt"/>
    </style:style>
    <style:style style:name="T22" style:parent-style-name="Značkapozn.podčarou" style:family="text">
      <style:text-properties style:font-size-complex="11.5pt"/>
    </style:style>
    <style:style style:name="T23" style:parent-style-name="Standardnípísmoodstavce" style:family="text">
      <style:text-properties style:font-size-complex="11.5pt"/>
    </style:style>
    <style:style style:name="P24" style:parent-style-name="l31" style:family="paragraph">
      <style:text-properties style:font-name="Calibri" fo:font-size="11.5pt" style:font-size-asian="11.5pt"/>
    </style:style>
    <style:style style:name="T25" style:parent-style-name="Standardnípísmoodstavce" style:family="text">
      <style:text-properties style:font-name="Calibri" fo:font-size="11.5pt" style:font-size-asian="11.5pt"/>
    </style:style>
    <style:style style:name="T26" style:parent-style-name="Standardnípísmoodstavce" style:family="text">
      <style:text-properties style:font-name="Calibri" fo:font-size="11.5pt" style:font-size-asian="11.5pt"/>
    </style:style>
    <style:style style:name="P27" style:parent-style-name="Základnítext" style:family="paragraph">
      <style:text-properties fo:font-weight="bold" style:font-weight-asian="bold"/>
    </style:style>
    <style:style style:name="P28" style:parent-style-name="Normální" style:family="paragraph">
      <style:paragraph-properties fo:text-align="justify"/>
    </style:style>
    <style:style style:name="T29" style:parent-style-name="Standardnípísmoodstavce" style:family="text">
      <style:text-properties fo:font-weight="bold" style:font-weight-asian="bold" style:font-weight-complex="bold"/>
    </style:style>
    <style:style style:name="P30" style:parent-style-name="Základnítext" style:family="paragraph">
      <style:text-properties fo:background-color="#FFFF00"/>
    </style:style>
    <style:style style:name="P31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<text:bookmark-start text:name="Text14"/><text:bookmark-start text:name="Text2"/>K106 17/2020<text:bookmark-end text:name="Text14"/></text:p>
            <text:p text:style-name="Normální">KVOP-9308/2020<text:bookmark-end text:name="Text2"/></text:p>
            <text:p text:style-name="Normální"><text:bookmark-start text:name="Text6"/>26. 02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/>
            <text:p text:style-name="Normální">Vážená paní</text:p>
            <text:p text:style-name="Normální">M. E.</text:p>
            <text:p text:style-name="Normální"/>
            <text:p text:style-name="Normální"/>
            <text:p text:style-name="Normální"/>
            <text:p text:style-name="Normální">e-mail:</text:p>
            <text:p text:style-name="Normální"><text:bookmark-start text:name="Text10"/><text:span text:style-name="T16"><text:s text:c="5"/></text:span><text:bookmark-end text:name="Text10"/></text:p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 a rozhodnutí o částečném odmítnutí žádosti</text:h>
      <text:p text:style-name="Normální">Vážená paní E.,</text:p>
      <text:p text:style-name="Základnítext">dne 16. února 2020 byla do Kanceláře veřejného ochránce práv doručena Vaše žádost podle zákona č. 106/1999 Sb., o svobodném přístupu k informacím, ve znění pozdějších předpisů, kterou žádáte zaslání odpovědí na následující otázky:</text:p>
      <text:p text:style-name="Základnítext">1. Jaké jsou nejrizikovější skupiny z pohledu diskriminace na trhu práce a proč?<text:s/></text:p>
      <text:p text:style-name="Základnítext">2. Ve které fázi pracovního procesu nejčastěji dochází k diskriminaci (pracovní pohovor, v průběhu pracovního poměru, při rozvázání pracovního poměru atd.)?<text:s/></text:p>
      <text:p text:style-name="Základnítext">3. Na základě čeho nejčastěji vzniká diskriminace (pohlaví, věk, zdravotní stav, národnostní menšina atd.)?<text:s/></text:p>
      <text:p text:style-name="Základnítext">4. Obrací se na Vás mnoho<text:s/>lidí se stížností ohledně diskriminace na trhu práce? Kolik stížností bylo v roce 2019?<text:s/></text:p>
      <text:p text:style-name="Základnítext">5. V kolika případech jste v roce 2019 zjistili, že se skutečně jedná o diskriminaci? O jaké druhy diskriminace se konkrétně jednalo?<text:s/></text:p>
      <text:p text:style-name="Základnítext">6. Roste počet případů, kdy dochází k diskriminaci, nebo se jejich počet naopak snižuje? Čím je to způsobeno?<text:s/></text:p>
      <text:p text:style-name="Základnítext">7. Poskytujete pomoc osobám, které byly diskriminovány na trhu práce? Pokud ano, jak konkrétně?<text:s/></text:p>
      <text:p text:style-name="Základnítext">8. Můžete uvést konkrétní případy, ve kterých došlo za poslední dobu k diskriminaci?<text:s/></text:p>
      <text:p text:style-name="Základnítext">9. Snaží se stát řešit diskriminaci na trhu práce dostatečně?<text:s/></text:p>
      <text:p text:style-name="Základnítext">10. Jakým způsobem se mohou oběti diskriminace bránit?<text:s/></text:p>
      <text:p text:style-name="Základnítext">11. Co děláte pro to, aby se snížila diskriminace na trhu práce?</text:p>
      <text:soft-page-break/>
      <text:p text:style-name="Základnítext">Jelikož Vaše žádost neměla všechny náležitosti, které předpokládá<text:s/>zákon o svobodném přístupu k informacím, byla jste podle § 14 odst. 5 písm. a) tohoto zákona dne 21. února 2020 vyzvána k jejich doplnění. Požadované údaje jste doplnila téhož dne.</text:p>
      <text:p text:style-name="Základnítext">Ve smyslu zákona o svobodném přístupu k informacím, se poskytují níže<text:s/><text:span text:style-name="T18">uvede</text:span><text:span text:style-name="T19">né informace</text:span>:</text:p>
      <text:p text:style-name="Základnítext">K bodu 1 a 3: Veřejný ochránce práv<text:s/><text:span text:style-name="T20">podle zákona</text:span><text:span text:style-name="T21"><text:note text:note-class="footnote" text:id="_ftn0"><text:note-citation>1</text:note-citation><text:note-body><text:p text:style-name="Textpozn.podčarou"><text:span text:style-name="Značkapozn.podčarou"><text:s/></text:span>Zákon č. 349/1999 Sb., o veřejném ochránci práv, ve znění pozdějších předpisů.</text:p></text:note-body></text:note></text:span><text:span text:style-name="T22"><text:s/></text:span><text:span text:style-name="T23">přispívá k prosazování práva na rovné zacházení. V souladu se zákonem se ochránce zabývá mimo jiné</text:span><text:s/>konkrétními<text:s/>stížnostmi osob, pokud se tyto osoby cítí diskriminovány, a provádí výzkumy na téma diskriminace. Ochránce při své činnosti nemá přístup ke komplexním informacím o situaci na trhu práce.</text:p>
      <text:p text:style-name="Základnítext">Na četnost diskriminace z jednotlivých důvodů v oblasti práce a zaměstnání může ochránce usuzovat podle počtu podání, kterými se na něj oběti diskriminace obracejí. V roce 2019 stěžovatelé v oblasti práce a zaměstnání nejčastěji namítali diskriminaci z důvodu pohlaví, věku a zdravotního postižení. To však bez dalšího neznamená, že z těchto důvodů dochází k diskriminaci nejčastěji. Oběti diskriminace se totiž často proti protiprávnímu jednání zaměstnavatele nebrání.</text:p>
      <text:p text:style-name="Základnítext">Více o osobní zkušenosti s diskriminací a o ochotě obětí diskriminace se bránit se můžete dočíst ve výzkumu „Diskriminace v ČR: oběť diskriminace a její překážky v přístupu ke spravedlnosti“, který je dostupný zde:<text:s/><text:a xlink:href="https://www.ochrance.cz/fileadmin/user_upload/ESO/CZ_Diskriminace_v_CR_vyzkum_01.pdf" office:target-frame-name="_top" xlink:show="replace"><text:span text:style-name="Hypertextovýodkaz">https://www.ochrance.cz/fileadmin/user_upload/ESO/CZ_Diskriminace_v_CR_vyzkum_01.pdf</text:span></text:a>.</text:p>
      <text:p text:style-name="Základnítext">Více o tom, s jakými případy se lidé na ochránce obracejí, se můžete dočíst ve výročních zprávách, které jsou zveřejněné na stránkách ochránce:<text:s/><text:a xlink:href="https://www.ochrance.cz/diskriminace/vyrocni-zpravy/" office:target-frame-name="_top" xlink:show="replace"><text:span text:style-name="Hypertextovýodkaz">https://www.ochrance.cz/diskriminace/vyrocni-zpravy/</text:span></text:a>.</text:p>
      <text:p text:style-name="Základnítext">Informace o 10 letech činnosti ochránce jako orgánu pro rovné zacházení jsou dostupné zde:<text:s/><text:a xlink:href="https://www.ochrance.cz/fileadmin/user_upload/zpravy_pro_poslaneckou_snemovnu/Ctvrtletky/2019/2019-IV-Q-Equality-Body.pdf" office:target-frame-name="_top" xlink:show="replace"><text:span text:style-name="Hypertextovýodkaz">https://www.ochrance.cz/fileadmin/user_upload/zpravy_pro_poslaneckou_snemovnu/Ctvrtletky/2019/2019-IV-Q-Equality-Body.pdf</text:span></text:a>.</text:p>
      <text:p text:style-name="Základnítext">K bodu 2: Platí výše uvedené, tedy že ochránce nemá k dispozici komplexní informace o situaci na trhu práce. V roce 2019 stěžovatelé v oblasti práce a zaměstnání nejčastěji poukazovali na diskriminaci v průběhu zaměstnání (pracovní podmínky, obtěžování a odměňování).</text:p>
      <text:p text:style-name="Základnítext">K bodu 4: Stejně jako ve většině uplynulých let,<text:s/>také v roce 2019 se na ochránce lidé nejčastěji obraceli se stížnostmi na diskri­minaci v oblasti práce a zaměstnávání (132 stížností).</text:p>
      <text:p text:style-name="Základnítext">K bodu 5: Průměrně u 8 % stížností ochránce konstatuje, že nejspíše sku­tečně došlo k diskriminaci (jedná se o průměr vypočítaný ze všech stížností, tedy i ze stížností, kdy lidé namítají diskriminaci v jiných oblastech než v práci a zaměstnání). Ve většině případů šlo o přímou diskriminaci, v menším počtu pak o nepřímou diskriminaci, v ostatních případech šlo o pronásledová­ní, obtěžování, pokyn k diskriminaci nebo navádění k diskriminaci.</text:p>
      <text:soft-page-break/>
      <text:p text:style-name="Základnítext">K bodu 6: Jak je již uvedeno výše, ochránce nemá přístup ke komplexním informacím o situaci na trhu práce. Co se týče vývoje počtu stížností s námitkou diskriminace, údaje jsou zveřejněné<text:s/>ve výročních zprávách ochránce:<text:s/><text:a xlink:href="https://www.ochrance.cz/diskriminace/vyrocni-zpravy/" office:target-frame-name="_top" xlink:show="replace"><text:span text:style-name="Hypertextovýodkaz">https://www.ochrance.cz/diskriminace/vyrocni-zpravy/</text:span></text:a></text:p>
      <text:p text:style-name="Základnítext">Je přitom velice těžké odhadovat, zda případů diskriminace na trhu práce přibývá, či naopak. Způsob,<text:s/>jakým jsou některé osoby znevýhodněny, se totiž může v čase měnit. Zatímco v minulosti zaměstnavatelé častěji zveřejňovali pracovní nabídky, které obsahovaly diskriminační podmínky, dnes již mohou být při formulaci inzerce opatrnější. To však nutně neznamená, že od uplatňování diskriminačních podmínek upustili a k diskriminaci nedochází např. v rámci pracovních pohovorů.</text:p>
      <text:p text:style-name="P24">K bodu 7: Ochránce přispívá k prosazování práva na rovné zacházení se všemi osobami bez ohledu na jejich rasu nebo etnický původ, národnost, pohlaví, sexuální orientaci, věk, zdravotní postižení, náboženské vyznání, víru nebo světový názor a za tím účelem poskytuje metodickou pomoc obětem diskriminace při podávání návrhů na zahájení řízení z důvodů diskriminace.</text:p>
      <text:p text:style-name="l31"><text:span text:style-name="T25">Více se můžete dočíst zde:<text:s/></text:span><text:a xlink:href="https://www.ochrance.cz/diskriminace/" office:target-frame-name="_top" xlink:show="replace"><text:span text:style-name="Hypertextovýodkaz">https://www.ochrance.cz/diskriminace/</text:span></text:a><text:span text:style-name="T26"><text:s/></text:span></text:p>
      <text:p text:style-name="l31"><text:a xlink:href="https://www.ochrance.cz/diskriminace/pomoc-obetem-diskriminace/jak-postupujeme/" office:target-frame-name="_top" xlink:show="replace"><text:span text:style-name="Hypertextovýodkaz">https://www.ochrance.cz/diskriminace/pomoc-obetem-diskriminace/jak</text:span><text:span text:style-name="Hypertextovýodkaz">-postupujeme/</text:span></text:a></text:p>
      <text:p text:style-name="Základnítext">K bodu 8: Níže uvádím odkaz na 2 zprávy, ve kterých ochránce došel k závěru, že došlo k diskriminaci:</text:p>
      <text:p text:style-name="Základnítext"><text:a xlink:href="https://eso.ochrance.cz/Nalezene/Edit/6674" office:target-frame-name="_top" xlink:show="replace"><text:span text:style-name="Hypertextovýodkaz">https://eso.ochrance.cz/Nalezene/Edit/6674</text:span></text:a></text:p>
      <text:p text:style-name="Základnítext"><text:a xlink:href="https://eso.ochrance.cz/Nalezene/Edit/5878" office:target-frame-name="_top" xlink:show="replace"><text:span text:style-name="Hypertextovýodkaz">https://eso.ochrance.cz/Nalezene/Edit/5878</text:span></text:a></text:p>
      <text:p text:style-name="Základnítext">Více zpráv můžete nalézt v Evidenci stanovisek ochránce (<text:a xlink:href="https://eso.ochrance.cz/Vyhledavani/Search" office:target-frame-name="_top" xlink:show="replace"><text:span text:style-name="Hypertextovýodkaz">https://eso.ochrance.cz/Vyhledavani/Search</text:span></text:a>), pokud do kolonky „oblast práva“ zadáte „220 Diskriminace – práce a zaměstnání“.</text:p>
      <text:p text:style-name="Základnítext">K bodu 10: Informace o tom, jak se proti diskriminaci bránit, naleznete zde:<text:s/><text:a xlink:href="https://www.ochrance.cz/diskriminace/pomoc-obetem-diskriminace/jak-se-branit/" office:target-frame-name="_top" xlink:show="replace"><text:span text:style-name="Hypertextovýodkaz">https://www.ochrance.cz/diskriminace/pomoc-obetem-diskriminace/jak-se-branit/</text:span></text:a></text:p>
      <text:p text:style-name="Základnítext">K bodu 11: Ochránce vykonává činnosti v rámci zákonem svěřené působnosti v oblasti diskriminace. Více o činnosti ochránce se můžete dočíst na webových stránkách ochránce:<text:s/><text:a xlink:href="https://www.ochrance.cz/diskriminace/" office:target-frame-name="_top" xlink:show="replace"><text:span text:style-name="Hypertextovýodkaz">https://www.ochrance.cz/diskriminace/</text:span></text:a>. Ochránce se také zabývá činností Státního úřadu inspekce práce a oblastních inspektorátů práce, které dohlížejí na dodržování pracovněprávních předpisů.</text:p>
      <text:p text:style-name="Základnítext">Jako příklad činnosti ochránce lze uvést vydání doporučení „Slaďování soukromého života s výkonem státní služby“ – více se dočtete ve výroční zprávě za rok 2018:<text:s/><text:a xlink:href="https://www.ochrance.cz/fileadmin/user_upload/DISKRIMINACE/Vyrocni_zpravy/2018-DIS-vyrocni-zprava.pdf" office:target-frame-name="_top" xlink:show="replace"><text:span text:style-name="Hypertextovýodkaz">https://www.ochrance.cz/fileadmin/user_upload/DISKRIMINACE/Vyrocni_zpravy/2018-DIS-vyrocni-zprava.pdf</text:span></text:a></text:p>
      <text:p text:style-name="P27">současně</text:p>
      <text:p text:style-name="Základnítext">V souladu s § 15 a § 20 odst. 4 písm. a) zákona č. 106/1999 Sb., o svobodném přístupu k informacím, ve znění pozdějších předpisů,<text:s/>ve spojení s § 67 a násl. zákona č. 500/2004 Sb., správního řádu, ve znění pozdějších předpisů,<text:s/><text:span text:style-name="Silné">vydává Kancelář veřejného ochránce práv</text:span><text:s/><text:soft-page-break/>jako povinný subjekt podle § 2 odst. 1 zákona o svobodném přístupu k informacím a současně jako osoba pověřená veřejným<text:s/>ochráncem práv k plnění povinností veřejného ochránce práv podle zákona o svobodném přístupu k informacím na základě § 25 odst. 2 zákona č. 349/1999 Sb., o veřejném ochránci práv, ve znění pozdějších předpisů,</text:p>
      <text:h text:style-name="Nadpis1" text:outline-level="1">rozhodnutí,</text:h>
      <text:p text:style-name="P28">kterým se<text:s/><text:span text:style-name="T29">částečně odmítá</text:span><text:s/>žádost paní<text:s/>M. E., datum narození<text:s/>xxx, trvale bytem<text:s/>xxx<text:s/>ze dne 16. února 2020 podle ustanovení § 2 odst. 4 zákona o svobodném přístupu k informacím.</text:p>
      <text:h text:style-name="Nadpis1" text:outline-level="1">Odůvodnění</text:h>
      <text:p text:style-name="Základnítext">Dne 16. února 2020 se na  Kancelář veřejného ochránce práv obrátila<text:s/>M. E.<text:s/>s žádostí o zodpovězení dotazů podle zákona o svobodném přístupu k informacím.</text:p>
      <text:p text:style-name="Základnítext">Požadovala následující informace:</text:p>
      <text:p text:style-name="Základnítext">9. Snaží se stát řešit diskriminaci na trhu práce dostatečně?<text:s/></text:p>
      <text:p text:style-name="Základnítext">V souladu s ustanovením § 2 odst. 4 zákona<text:s/>o svobodném přístupu k informacím byla žádost částečně odmítnuta, protože žadatelka se ve svém dotazu tázala na to, jaký je názor ochránce na úlohu státu při řešení diskriminace na trhu práce. V souladu s výše uvedeným ustanovením se přitom povinnost poskytovat informace netýká dotazů na názory.</text:p>
      <text:p text:style-name="Základnítext">Veškeré ostatní požadované informace byly žadatelce poskytnuty a doručeny spolu s tímto rozhodnutím.</text:p>
      <text:h text:style-name="Nadpis1" text:outline-level="1">Poučení</text:h>
      <text:p text:style-name="Základnítext">Proti tomuto rozhodnutí lze podle § 16 zákona o svobodném přístupu k informacím podat ve lhůtě 15 dnů od jeho doručení odvolání k Úřadu pro ochranu osobních údajů prostřednictvím Kanceláře veřejného ochránce práv.</text:p>
      <text:p text:style-name="Základnítext"/>
      <text:p text:style-name="P30"/>
      <text:p text:style-name="P31"/>
      <text:p text:style-name="podpis">JUDr. Pavel Pořízek, Ph.D.</text:p>
      <text:p text:style-name="podpis">vedoucí Kanceláře veřejného ochránce práv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l31" style:display-name="l31" style:family="paragraph" style:parent-style-name="Normální">
      <style:paragraph-properties fo:text-align="justify" fo:margin-top="0.1in" fo:margin-bottom="0.1in"/>
      <style:text-properties style:font-name="Times New Roman" fo:font-size="12pt" style:font-size-asian="12pt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1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/text:p>
        <text:p text:style-name="P11"/>
        <text:p text:style-name="P12"/>
        <text:p text:style-name="P13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Kubikova</dc:creator>
    <meta:creation-date>2020-03-26T12:34:00Z</meta:creation-date>
    <dc:date>2020-03-30T11:06:00Z</dc:date>
    <meta:print-date>2016-06-27T08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4" meta:paragraph-count="18" meta:word-count="1375" meta:character-count="9475" meta:row-count="67" meta:non-whitespace-character-count="8118"/>
  </office:meta>
</office:document-meta>
</file>